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0.398cm" fo:min-width="5.85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0.397cm" fo:min-width="5.8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689cm" fo:min-width="5.8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P3" style:family="paragraph">
      <loext:graphic-properties draw:fill-color="#99ccff"/>
      <style:paragraph-properties fo:text-align="center"/>
      <style:text-properties fo:font-size="8pt" style:font-size-asian="18pt" style:font-size-complex="18pt"/>
    </style:style>
    <style:style style:name="P4" style:family="paragraph">
      <loext:graphic-properties draw:fill-color="#dddddd"/>
      <style:paragraph-properties fo:text-align="center"/>
      <style:text-properties fo:font-size="8pt" style:font-size-asian="18pt" style:font-size-complex="18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18cm" svg:height="1.143cm" svg:x="7.477cm" svg:y="1.635cm">
          <draw:text-box>
            <text:p>Related flows</text:p>
          </draw:text-box>
        </draw:frame>
        <draw:custom-shape draw:style-name="gr2" draw:text-style-name="P3" xml:id="id2" draw:id="id2" draw:layer="layout" svg:width="6.35cm" svg:height="0.648cm" svg:x="1.635cm" svg:y="3.595cm">
          <text:p text:style-name="P2">First logon of user that choses to enable 2FA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6.35cm" svg:height="0.648cm" svg:x="1.635cm" svg:y="4.539cm">
          <text:p text:style-name="P2">Login via app for 2FA enabled 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6.35cm" svg:height="0.647cm" svg:x="1.635cm" svg:y="5.484cm">
          <text:p text:style-name="P2">Login via webpage for 2FA enabled u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0.648cm" svg:x="1.635cm" svg:y="11.147cm">
          <text:p text:style-name="P2">First logon of user of org that forces 2FA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.35cm" svg:height="0.648cm" svg:x="1.635cm" svg:y="2.651cm">
          <text:p text:style-name="P2">User activating 2F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0.647cm" svg:x="1.635cm" svg:y="6.428cm">
          <text:p text:style-name="P2">User de-authenticating devi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0.648cm" svg:x="1.635cm" svg:y="7.372cm">
          <text:p text:style-name="P2">Enabling forced 2FA for users from or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0.648cm" svg:x="1.635cm" svg:y="8.316cm">
          <text:p text:style-name="P2">Disabling forced 2FA for users from or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0.648cm" svg:x="1.635cm" svg:y="9.26cm">
          <text:p text:style-name="P2">User following email link for automatic log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0.647cm" svg:x="1.635cm" svg:y="10.205cm">
          <text:p text:style-name="P2">Reset password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6.35cm" svg:height="0.939cm" svg:x="12.43cm" svg:y="2.524cm">
          <text:p text:style-name="P2">App enabling 2FA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6.35cm" svg:height="0.939cm" svg:x="12.43cm" svg:y="4.201cm">
          <text:p text:style-name="P2">Providing second fa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6.35cm" svg:height="0.939cm" svg:x="12.43cm" svg:y="5.876cm">
          <text:p text:style-name="P2">Canceling authenticatio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0.508cm" svg:x1="12.43cm" svg:y1="2.993cm" svg:x2="7.985cm" svg:y2="3.919cm" draw:start-shape="id1" draw:start-glue-point="3" draw:end-shape="id2" draw:end-glue-point="1" svg:d="M12430 2993h-1714v926h-2731" svg:viewBox="0 0 4446 927">
          <text:p/>
        </draw:connector>
        <draw:connector draw:style-name="gr5" draw:text-style-name="P5" draw:layer="layout" draw:line-skew="0.508cm" svg:x1="7.985cm" svg:y1="2.975cm" svg:x2="12.43cm" svg:y2="2.993cm" draw:start-shape="id3" draw:start-glue-point="1" draw:end-shape="id1" draw:end-glue-point="3" svg:d="M7985 2975h2731v18h1714" svg:viewBox="0 0 4446 19">
          <text:p/>
        </draw:connector>
        <draw:connector draw:style-name="gr5" draw:text-style-name="P5" draw:layer="layout" svg:x1="12.43cm" svg:y1="4.67cm" svg:x2="7.985cm" svg:y2="4.863cm" draw:start-shape="id4" draw:start-glue-point="3" draw:end-shape="id5" draw:end-glue-point="1" svg:d="M12430 4670h-2222v193h-2223" svg:viewBox="0 0 4446 194">
          <text:p/>
        </draw:connector>
        <draw:connector draw:style-name="gr5" draw:text-style-name="P5" draw:layer="layout" svg:x1="7.985cm" svg:y1="5.807cm" svg:x2="12.43cm" svg:y2="4.67cm" draw:start-shape="id6" draw:start-glue-point="1" draw:end-shape="id4" draw:end-glue-point="3" svg:d="M7985 5807h2223v-1137h2222" svg:viewBox="0 0 4446 1138">
          <text:p/>
        </draw:connector>
        <draw:connector draw:style-name="gr5" draw:text-style-name="P5" draw:layer="layout" svg:x1="7.985cm" svg:y1="4.863cm" svg:x2="12.43cm" svg:y2="6.345cm" draw:start-shape="id5" draw:start-glue-point="1" draw:end-shape="id7" draw:end-glue-point="3" svg:d="M7985 4863h2223v1482h2222" svg:viewBox="0 0 4446 1483">
          <text:p/>
        </draw:connector>
        <draw:connector draw:style-name="gr5" draw:text-style-name="P5" draw:layer="layout" svg:x1="7.985cm" svg:y1="5.807cm" svg:x2="12.43cm" svg:y2="6.345cm" draw:start-shape="id6" draw:start-glue-point="1" draw:end-shape="id7" draw:end-glue-point="3" svg:d="M7985 5807h2223v538h2222" svg:viewBox="0 0 4446 539">
          <text:p/>
        </draw:connector>
        <draw:frame draw:style-name="gr6" draw:text-style-name="P1" draw:layer="layout" svg:width="9.271cm" svg:height="3.806cm" svg:x="9.509cm" svg:y="7.985cm">
          <draw:text-box>
            <text:p>This chart displays which flows can be continued by a second flow. On the left, in blue, are the user-initated flows. On the right, non-user initiated flow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20:05.086403982</meta:creation-date>
    <dc:date>2017-01-23T13:47:32.742539841</dc:date>
    <meta:editing-duration>PT6M56S</meta:editing-duration>
    <meta:editing-cycles>1</meta:editing-cycles>
    <meta:document-statistic meta:object-count="21"/>
    <meta:generator>LibreOffice/5.1.4.2$Linux_X86_64 LibreOffice_project/10m0$Build-2</meta:generator>
  </office:meta>
</office:document-meta>
</file>